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ext-properties style:font-name="Fira Sans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&gt;8" style:apply-style-name="ConditionalStyle_5f_1" style:base-cell-address="Sheet1.I29"/>
    </style:style>
    <style:style style:name="ce50" style:family="table-cell" style:parent-style-name="Default" style:data-style-name="N100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037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Data de início:</text:p>
          </table:table-cell>
          <table:table-cell table:style-name="ce42" office:value-type="date" office:date-value="2022-11-07" calcext:value-type="date">
            <text:p>07/11/2022</text:p>
          </table:table-cell>
          <table:table-cell/>
          <table:table-cell table:style-name="ce2" office:value-type="string" calcext:value-type="string">
            <text:p>Data atual:</text:p>
          </table:table-cell>
          <table:table-cell table:style-name="ce52" table:formula="of:=TODAY()" office:value-type="date" office:date-value="2022-11-23" calcext:value-type="date">
            <text:p>11/23/2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ração (d):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3"/>
          <table:table-cell>
            <draw:frame draw:z-index="0" draw:name="Chart 1" draw:style-name="gr1" draw:text-style-name="P1" svg:width="17.514cm" svg:height="9.815cm" svg:x="0.562cm" svg:y="0.295cm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a</text:p>
          </table:table-cell>
          <table:table-cell table:style-name="ce4" office:value-type="string" calcext:value-type="string">
            <text:p>Datas</text:p>
          </table:table-cell>
          <table:table-cell table:style-name="ce4" office:value-type="string" calcext:value-type="string">
            <text:p>Ideal (h)</text:p>
          </table:table-cell>
          <table:table-cell table:style-name="ce4" office:value-type="string" calcext:value-type="string">
            <text:p>Trabalhado (h)</text:p>
          </table:table-cell>
          <table:table-cell table:style-name="ce4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45" table:formula="of:=[.B1]" office:value-type="date" office:date-value="2022-11-07" calcext:value-type="date">
            <text:p>07/11/2022</text:p>
          </table:table-cell>
          <table:table-cell table:style-name="ce41" table:formula="of:=SUM([.J29:.J937])" office:value-type="float" office:value="57" calcext:value-type="float">
            <text:p>57</text:p>
          </table:table-cell>
          <table:table-cell table:style-name="ce41" table:formula="of:=SUMIF([.$K$29:.$K$937];[.B5];[.$J$29:.$J$937])" office:value-type="float" office:value="0" calcext:value-type="float">
            <text:p>0</text:p>
          </table:table-cell>
          <table:table-cell table:style-name="ce18" table:formula="of:=[.C5]-[.D5]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5" table:formula="of:=[.B5]+1" office:value-type="date" office:date-value="2022-11-08" calcext:value-type="date">
            <text:p>08/11/2022</text:p>
          </table:table-cell>
          <table:table-cell table:style-name="ce41" table:formula="of:=[.C5]-[.$C$5]/([.$B$2]-1)" office:value-type="float" office:value="54.15" calcext:value-type="float">
            <text:p>54,15</text:p>
          </table:table-cell>
          <table:table-cell table:style-name="ce41" table:formula="of:=SUMIF([.$K$29:.$K$937];[.B6];[.$J$29:.$J$937])" office:value-type="float" office:value="0" calcext:value-type="float">
            <text:p>0</text:p>
          </table:table-cell>
          <table:table-cell table:style-name="ce41" table:formula="of:=IF([.B6]&lt;=[.$E$1];[.E5]-[.D6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45" table:formula="of:=[.B6]+1" office:value-type="date" office:date-value="2022-11-09" calcext:value-type="date">
            <text:p>09/11/2022</text:p>
          </table:table-cell>
          <table:table-cell table:style-name="ce41" table:formula="of:=[.C6]-[.$C$5]/([.$B$2]-1)" office:value-type="float" office:value="51.3" calcext:value-type="float">
            <text:p>51,3</text:p>
          </table:table-cell>
          <table:table-cell table:style-name="ce41" table:formula="of:=SUMIF([.$K$29:.$K$937];[.B7];[.$J$29:.$J$937])" office:value-type="float" office:value="0" calcext:value-type="float">
            <text:p>0</text:p>
          </table:table-cell>
          <table:table-cell table:style-name="ce41" table:formula="of:=IF([.B7]&lt;=[.$E$1];[.E6]-[.D7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5" table:formula="of:=[.B7]+1" office:value-type="date" office:date-value="2022-11-10" calcext:value-type="date">
            <text:p>10/11/2022</text:p>
          </table:table-cell>
          <table:table-cell table:style-name="ce41" table:formula="of:=[.C7]-[.$C$5]/([.$B$2]-1)" office:value-type="float" office:value="48.45" calcext:value-type="float">
            <text:p>48,45</text:p>
          </table:table-cell>
          <table:table-cell table:style-name="ce41" table:formula="of:=SUMIF([.$K$29:.$K$937];[.B8];[.$J$29:.$J$937])" office:value-type="float" office:value="0" calcext:value-type="float">
            <text:p>0</text:p>
          </table:table-cell>
          <table:table-cell table:style-name="ce41" table:formula="of:=IF([.B8]&lt;=[.$E$1];[.E7]-[.D8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45" table:formula="of:=[.B8]+1" office:value-type="date" office:date-value="2022-11-11" calcext:value-type="date">
            <text:p>11/11/2022</text:p>
          </table:table-cell>
          <table:table-cell table:style-name="ce41" table:formula="of:=[.C8]-[.$C$5]/([.$B$2]-1)" office:value-type="float" office:value="45.6" calcext:value-type="float">
            <text:p>45,6</text:p>
          </table:table-cell>
          <table:table-cell table:style-name="ce41" table:formula="of:=SUMIF([.$K$29:.$K$937];[.B9];[.$J$29:.$J$937])" office:value-type="float" office:value="0" calcext:value-type="float">
            <text:p>0</text:p>
          </table:table-cell>
          <table:table-cell table:style-name="ce41" table:formula="of:=IF([.B9]&lt;=[.$E$1];[.E8]-[.D9];)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5" table:formula="of:=[.B9]+1" office:value-type="date" office:date-value="2022-11-12" calcext:value-type="date">
            <text:p>12/11/2022</text:p>
          </table:table-cell>
          <table:table-cell table:style-name="ce41" table:formula="of:=[.C9]-[.$C$5]/([.$B$2]-1)" office:value-type="float" office:value="42.75" calcext:value-type="float">
            <text:p>42,75</text:p>
          </table:table-cell>
          <table:table-cell table:style-name="ce41" table:formula="of:=SUMIF([.$K$29:.$K$937];[.B10];[.$J$29:.$J$937])" office:value-type="float" office:value="3" calcext:value-type="float">
            <text:p>3</text:p>
          </table:table-cell>
          <table:table-cell table:style-name="ce41" table:formula="of:=IF([.B10]&lt;=[.$E$1];[.E9]-[.D10];)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5" table:formula="of:=[.B10]+1" office:value-type="date" office:date-value="2022-11-13" calcext:value-type="date">
            <text:p>13/11/2022</text:p>
          </table:table-cell>
          <table:table-cell table:style-name="ce41" table:formula="of:=[.C10]-[.$C$5]/([.$B$2]-1)" office:value-type="float" office:value="39.9" calcext:value-type="float">
            <text:p>39,9</text:p>
          </table:table-cell>
          <table:table-cell table:style-name="ce41" table:formula="of:=SUMIF([.$K$29:.$K$937];[.B11];[.$J$29:.$J$937])" office:value-type="float" office:value="3" calcext:value-type="float">
            <text:p>3</text:p>
          </table:table-cell>
          <table:table-cell table:style-name="ce41" table:formula="of:=IF([.B11]&lt;=[.$E$1];[.E10]-[.D11];)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5" table:formula="of:=[.B11]+1" office:value-type="date" office:date-value="2022-11-14" calcext:value-type="date">
            <text:p>14/11/2022</text:p>
          </table:table-cell>
          <table:table-cell table:style-name="ce41" table:formula="of:=[.C11]-[.$C$5]/([.$B$2]-1)" office:value-type="float" office:value="37.05" calcext:value-type="float">
            <text:p>37,05</text:p>
          </table:table-cell>
          <table:table-cell table:style-name="ce41" table:formula="of:=SUMIF([.$K$29:.$K$937];[.B12];[.$J$29:.$J$937])" office:value-type="float" office:value="4" calcext:value-type="float">
            <text:p>4</text:p>
          </table:table-cell>
          <table:table-cell table:style-name="ce41" table:formula="of:=IF([.B12]&lt;=[.$E$1];[.E11]-[.D12];)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45" table:formula="of:=[.B12]+1" office:value-type="date" office:date-value="2022-11-15" calcext:value-type="date">
            <text:p>15/11/2022</text:p>
          </table:table-cell>
          <table:table-cell table:style-name="ce41" table:formula="of:=[.C12]-[.$C$5]/([.$B$2]-1)" office:value-type="float" office:value="34.2" calcext:value-type="float">
            <text:p>34,2</text:p>
          </table:table-cell>
          <table:table-cell table:style-name="ce41" table:formula="of:=SUMIF([.$K$29:.$K$937];[.B13];[.$J$29:.$J$937])" office:value-type="float" office:value="3" calcext:value-type="float">
            <text:p>3</text:p>
          </table:table-cell>
          <table:table-cell table:style-name="ce41" table:formula="of:=IF([.B13]&lt;=[.$E$1];[.E12]-[.D13];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5" table:formula="of:=[.B13]+1" office:value-type="date" office:date-value="2022-11-16" calcext:value-type="date">
            <text:p>16/11/2022</text:p>
          </table:table-cell>
          <table:table-cell table:style-name="ce41" table:formula="of:=[.C13]-[.$C$5]/([.$B$2]-1)" office:value-type="float" office:value="31.35" calcext:value-type="float">
            <text:p>31,35</text:p>
          </table:table-cell>
          <table:table-cell table:style-name="ce41" table:formula="of:=SUMIF([.$K$29:.$K$937];[.B14];[.$J$29:.$J$937])" office:value-type="float" office:value="0" calcext:value-type="float">
            <text:p>0</text:p>
          </table:table-cell>
          <table:table-cell table:style-name="ce41" table:formula="of:=IF([.B14]&lt;=[.$E$1];[.E13]-[.D14];)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45" table:formula="of:=[.B14]+1" office:value-type="date" office:date-value="2022-11-17" calcext:value-type="date">
            <text:p>17/11/2022</text:p>
          </table:table-cell>
          <table:table-cell table:style-name="ce41" table:formula="of:=[.C14]-[.$C$5]/([.$B$2]-1)" office:value-type="float" office:value="28.5" calcext:value-type="float">
            <text:p>28,5</text:p>
          </table:table-cell>
          <table:table-cell table:style-name="ce41" table:formula="of:=SUMIF([.$K$29:.$K$937];[.B15];[.$J$29:.$J$937])" office:value-type="float" office:value="3" calcext:value-type="float">
            <text:p>3</text:p>
          </table:table-cell>
          <table:table-cell table:style-name="ce41" table:formula="of:=IF([.B15]&lt;=[.$E$1];[.E14]-[.D15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5" table:formula="of:=[.B15]+1" office:value-type="date" office:date-value="2022-11-18" calcext:value-type="date">
            <text:p>18/11/2022</text:p>
          </table:table-cell>
          <table:table-cell table:style-name="ce41" table:formula="of:=[.C15]-[.$C$5]/([.$B$2]-1)" office:value-type="float" office:value="25.65" calcext:value-type="float">
            <text:p>25,65</text:p>
          </table:table-cell>
          <table:table-cell table:style-name="ce41" table:formula="of:=SUMIF([.$K$29:.$K$937];[.B16];[.$J$29:.$J$937])" office:value-type="float" office:value="0" calcext:value-type="float">
            <text:p>0</text:p>
          </table:table-cell>
          <table:table-cell table:style-name="ce41" table:formula="of:=IF([.B16]&lt;=[.$E$1];[.E15]-[.D16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45" table:formula="of:=[.B16]+1" office:value-type="date" office:date-value="2022-11-19" calcext:value-type="date">
            <text:p>19/11/2022</text:p>
          </table:table-cell>
          <table:table-cell table:style-name="ce41" table:formula="of:=[.C16]-[.$C$5]/([.$B$2]-1)" office:value-type="float" office:value="22.8" calcext:value-type="float">
            <text:p>22,8</text:p>
          </table:table-cell>
          <table:table-cell table:style-name="ce41" table:formula="of:=SUMIF([.$K$29:.$K$937];[.B17];[.$J$29:.$J$937])" office:value-type="float" office:value="0" calcext:value-type="float">
            <text:p>0</text:p>
          </table:table-cell>
          <table:table-cell table:style-name="ce41" table:formula="of:=IF([.B17]&lt;=[.$E$1];[.E16]-[.D17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5" table:formula="of:=[.B17]+1" office:value-type="date" office:date-value="2022-11-20" calcext:value-type="date">
            <text:p>20/11/2022</text:p>
          </table:table-cell>
          <table:table-cell table:style-name="ce41" table:formula="of:=[.C17]-[.$C$5]/([.$B$2]-1)" office:value-type="float" office:value="19.95" calcext:value-type="float">
            <text:p>19,95</text:p>
          </table:table-cell>
          <table:table-cell table:style-name="ce41" table:formula="of:=SUMIF([.$K$29:.$K$937];[.B18];[.$J$29:.$J$937])" office:value-type="float" office:value="0" calcext:value-type="float">
            <text:p>0</text:p>
          </table:table-cell>
          <table:table-cell table:style-name="ce41" table:formula="of:=IF([.B18]&lt;=[.$E$1];[.E17]-[.D18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45" table:formula="of:=[.B18]+1" office:value-type="date" office:date-value="2022-11-21" calcext:value-type="date">
            <text:p>21/11/2022</text:p>
          </table:table-cell>
          <table:table-cell table:style-name="ce41" table:formula="of:=[.C18]-[.$C$5]/([.$B$2]-1)" office:value-type="float" office:value="17.1" calcext:value-type="float">
            <text:p>17,1</text:p>
          </table:table-cell>
          <table:table-cell table:style-name="ce41" table:formula="of:=SUMIF([.$K$29:.$K$937];[.B19];[.$J$29:.$J$937])" office:value-type="float" office:value="0" calcext:value-type="float">
            <text:p>0</text:p>
          </table:table-cell>
          <table:table-cell table:style-name="ce41" table:formula="of:=IF([.B19]&lt;=[.$E$1];[.E18]-[.D19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5" table:formula="of:=[.B19]+1" office:value-type="date" office:date-value="2022-11-22" calcext:value-type="date">
            <text:p>22/11/2022</text:p>
          </table:table-cell>
          <table:table-cell table:style-name="ce41" table:formula="of:=[.C19]-[.$C$5]/([.$B$2]-1)" office:value-type="float" office:value="14.25" calcext:value-type="float">
            <text:p>14,25</text:p>
          </table:table-cell>
          <table:table-cell table:style-name="ce41" table:formula="of:=SUMIF([.$K$29:.$K$937];[.B20];[.$J$29:.$J$937])" office:value-type="float" office:value="0" calcext:value-type="float">
            <text:p>0</text:p>
          </table:table-cell>
          <table:table-cell table:style-name="ce41" table:formula="of:=IF([.B20]&lt;=[.$E$1];[.E19]-[.D20]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45" table:formula="of:=[.B20]+1" office:value-type="date" office:date-value="2022-11-23" calcext:value-type="date">
            <text:p>23/11/2022</text:p>
          </table:table-cell>
          <table:table-cell table:style-name="ce41" table:formula="of:=[.C20]-[.$C$5]/([.$B$2]-1)" office:value-type="float" office:value="11.4" calcext:value-type="float">
            <text:p>11,4</text:p>
          </table:table-cell>
          <table:table-cell table:style-name="ce41" table:formula="of:=SUMIF([.$K$29:.$K$937];[.B21];[.$J$29:.$J$937])" office:value-type="float" office:value="3" calcext:value-type="float">
            <text:p>3</text:p>
          </table:table-cell>
          <table:table-cell table:style-name="ce41" table:formula="of:=IF([.B21]&lt;=[.$E$1];[.E20]-[.D21];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45" table:formula="of:=[.B21]+1" office:value-type="date" office:date-value="2022-11-24" calcext:value-type="date">
            <text:p>24/11/2022</text:p>
          </table:table-cell>
          <table:table-cell table:style-name="ce41" table:formula="of:=[.C21]-[.$C$5]/([.$B$2]-1)" office:value-type="float" office:value="8.54999999999998" calcext:value-type="float">
            <text:p>8,54999999999998</text:p>
          </table:table-cell>
          <table:table-cell table:style-name="ce41" table:formula="of:=SUMIF([.$K$29:.$K$937];[.B22];[.$J$29:.$J$937])" office:value-type="float" office:value="0" calcext:value-type="float">
            <text:p>0</text:p>
          </table:table-cell>
          <table:table-cell table:style-name="ce41" table:formula="of:=IF([.B22]&lt;=[.$E$1];[.E21]-[.D22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45" table:formula="of:=[.B22]+1" office:value-type="date" office:date-value="2022-11-25" calcext:value-type="date">
            <text:p>25/11/2022</text:p>
          </table:table-cell>
          <table:table-cell table:style-name="ce41" table:formula="of:=[.C22]-[.$C$5]/([.$B$2]-1)" office:value-type="float" office:value="5.69999999999998" calcext:value-type="float">
            <text:p>5,69999999999998</text:p>
          </table:table-cell>
          <table:table-cell table:style-name="ce41" table:formula="of:=SUMIF([.$K$29:.$K$937];[.B23];[.$J$29:.$J$937])" office:value-type="float" office:value="0" calcext:value-type="float">
            <text:p>0</text:p>
          </table:table-cell>
          <table:table-cell table:style-name="ce41" table:formula="of:=IF([.B23]&lt;=[.$E$1];[.E22]-[.D23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45" table:formula="of:=[.B23]+1" office:value-type="date" office:date-value="2022-11-26" calcext:value-type="date">
            <text:p>26/11/2022</text:p>
          </table:table-cell>
          <table:table-cell table:style-name="ce41" table:formula="of:=[.C23]-[.$C$5]/([.$B$2]-1)" office:value-type="float" office:value="2.84999999999998" calcext:value-type="float">
            <text:p>2,84999999999998</text:p>
          </table:table-cell>
          <table:table-cell table:style-name="ce41" table:formula="of:=SUMIF([.$K$29:.$K$937];[.B24];[.$J$29:.$J$937])" office:value-type="float" office:value="0" calcext:value-type="float">
            <text:p>0</text:p>
          </table:table-cell>
          <table:table-cell table:style-name="ce41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45" table:formula="of:=[.B24]+1" office:value-type="date" office:date-value="2022-11-27" calcext:value-type="date">
            <text:p>27/11/2022</text:p>
          </table:table-cell>
          <table:table-cell table:style-name="ce41" table:formula="of:=[.C24]-[.$C$5]/([.$B$2]-1)" office:value-type="float" office:value="-0.00000000000001865175" calcext:value-type="float">
            <text:p>-1,865175E-14</text:p>
          </table:table-cell>
          <table:table-cell table:style-name="ce41" table:formula="of:=SUMIF([.$K$29:.$K$937];[.B25];[.$J$29:.$J$937])" office:value-type="float" office:value="0" calcext:value-type="float">
            <text:p>0</text:p>
          </table:table-cell>
          <table:table-cell table:style-name="ce41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23" office:value-type="string" calcext:value-type="string" table:number-columns-spanned="11" table:number-rows-spanned="1">
            <text:p>Tarefas</text:p>
          </table:table-cell>
          <table:covered-table-cell table:number-columns-repeated="9" table:style-name="ce46"/>
          <table:covered-table-cell table:style-name="ce5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46"/>
          <table:covered-table-cell table:style-name="ce53"/>
          <table:table-cell table:style-name="ce4" office:value-type="string" calcext:value-type="string">
            <text:p>Data de início</text:p>
          </table:table-cell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Previsão (h)</text:p>
          </table:table-cell>
          <table:table-cell table:style-name="ce4" office:value-type="string" calcext:value-type="string">
            <text:p>Data de término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6" table:style-name="ce20"/>
          <table:table-cell table:style-name="ce33"/>
          <table:table-cell table:style-name="ce36"/>
          <table:table-cell table:style-name="ce39"/>
          <table:table-cell table:style-name="ce50"/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7" table:number-rows-spanned="1">
            <text:p>Campo de input para o técnico realizar observações acerca da resolução do problema.</text:p>
          </table:table-cell>
          <table:covered-table-cell table:number-columns-repeated="6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ean</text:p>
          </table:table-cell>
          <table:table-cell table:style-name="ce39" office:value-type="float" office:value="5" calcext:value-type="float">
            <text:p>5</text:p>
          </table:table-cell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number-columns-spanned="7" table:number-rows-spanned="1"/>
          <table:covered-table-cell table:number-columns-repeated="6"/>
          <table:table-cell table:style-name="ce33"/>
          <table:table-cell table:style-name="ce36"/>
          <table:table-cell table:style-name="ce39"/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18" office:value-type="string" calcext:value-type="string" table:number-columns-spanned="7" table:number-rows-spanned="1">
            <text:p>Implementação de histórico de chamadas (separar problemas resolvidos)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48" office:value-type="float" office:value="5" calcext:value-type="float">
            <text:p>5</text:p>
          </table:table-cell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48"/>
          <table:table-cell table:style-name="ce50"/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18" office:value-type="string" calcext:value-type="string" table:number-columns-spanned="7" table:number-rows-spanned="1">
            <text:p>Criar protótipo da seção de problemas resolvid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date" office:date-value="2022-11-12" calcext:value-type="date">
            <text:p>12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Nova consulta com usuários para obter sugestões de melhoria do layout/usabilidade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1" calcext:value-type="float">
            <text:p>1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orreção de bugs: página de edição de layouts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9" office:value-type="float" office:value="5" calcext:value-type="float">
            <text:p>5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orreção de bugs: autenticação de usuário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9" office:value-type="float" office:value="5" calcext:value-type="float">
            <text:p>5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Melhoria de funcionalidade: inserção no BD assim que problema for reportado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3" calcext:value-type="date">
            <text:p>13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lterações na página “contato”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9" office:value-type="float" office:value="1" calcext:value-type="float">
            <text:p>1</text:p>
          </table:table-cell>
          <table:table-cell table:style-name="ce55" office:value-type="date" office:date-value="2022-11-14" calcext:value-type="date">
            <text:p>14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lterações no nav-bar (Link para “início” e organização dos links)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4" calcext:value-type="date">
            <text:p>14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Melhorias estéticas na página “reportar”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3" calcext:value-type="float">
            <text:p>3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ampo de sugestões sobre resolução dos problemas mais comuns na página de reportar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39" office:value-type="float" office:value="3" calcext:value-type="float">
            <text:p>3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riar protótipo para campo de sugestões dos problemas mais comun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ean</text:p>
          </table:table-cell>
          <table:table-cell table:style-name="ce39" office:value-type="float" office:value="3" calcext:value-type="float">
            <text:p>3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Levantamento de problemas mais comuns e como resolvê-l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7" calcext:value-type="date">
            <text:p>17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Implementação de sugestões de usuári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5" calcext:value-type="float">
            <text:p>5</text:p>
          </table:table-cell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- Backlog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3" calcext:value-type="float">
            <text:p>3</text:p>
          </table:table-cell>
          <table:table-cell table:style-name="ce34" office:value-type="date" office:date-value="2022-11-15" calcext:value-type="date">
            <text:p>15/11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– BurnDown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6" office:value-type="float" office:value="3" calcext:value-type="float">
            <text:p>3</text:p>
          </table:table-cell>
          <table:table-cell table:style-name="ce34" office:value-type="date" office:date-value="2022-11-23" calcext:value-type="date">
            <text:p>23/11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no arquivo Readme no GitHub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3" calcext:value-type="float">
            <text:p>3</text:p>
          </table:table-cell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15" table:number-columns-spanned="7" table:number-rows-spanned="1"/>
          <table:covered-table-cell table:number-columns-repeated="5" table:style-name="ce46"/>
          <table:covered-table-cell table:style-name="ce53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16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7" table:number-rows-spanned="1">
            <text:p>Alexandre: <text:s/>11hrs</text:p>
          </table:table-cell>
          <table:covered-table-cell table:number-columns-repeated="6" table:style-name="Default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7" table:number-rows-spanned="1">
            <text:p>Alita: <text:s/>15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Amanda: 10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Jonas: 13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Jean: 8hrs</text:p>
          </table:table-cell>
          <table:covered-table-cell table:number-columns-repeated="5" table:style-name="ce46"/>
          <table:covered-table-cell table:style-name="ce53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table:number-columns-spanned="7" table:number-rows-spanned="1"/>
          <table:covered-table-cell table:number-columns-repeated="5" table:style-name="ce46"/>
          <table:covered-table-cell table:style-name="ce53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 table:number-rows-repeated="861">
          <table:table-cell table:style-name="ce41"/>
          <table:table-cell table:style-name="ce45"/>
          <table:table-cell table:style-name="ce41" table:number-columns-repeated="5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2" table:number-rows-repeated="6">
          <table:table-cell table:style-name="ce41"/>
          <table:table-cell table:style-name="ce45"/>
          <table:table-cell table:style-name="ce41" table:number-columns-repeated="5"/>
          <table:table-cell table:style-name="ce45"/>
          <table:table-cell table:style-name="ce49" table:number-columns-repeated="2"/>
          <table:table-cell table:style-name="ce45"/>
          <table:table-cell table:number-columns-repeated="1013"/>
        </table:table-row>
        <table:table-row table:style-name="ro2" table:number-rows-repeated="2">
          <table:table-cell table:style-name="ce41"/>
          <table:table-cell table:style-name="ce45"/>
          <table:table-cell table:style-name="ce41" table:number-columns-repeated="5"/>
          <table:table-cell table:number-columns-repeated="1017"/>
        </table:table-row>
        <table:table-row table:style-name="ro2" table:number-rows-repeated="1047559">
          <table:table-cell table:number-columns-repeated="1024"/>
        </table:table-row>
        <table:table-row table:style-name="ro3" table:number-rows-repeated="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I29:Sheet1.J937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39">
      <number:day/>
      <number:text>-</number:text>
      <number:month number:textual="true"/>
    </number:dat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3">
      <number:hours/>
      <number:text>:</number:text>
      <number:minute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28">
      <number:day/>
      <number:text>-</number:text>
      <number:month number:textual="true"/>
      <number:text>-</number:text>
      <number:year/>
    </number:date-style>
    <number:time-style style:name="N127">
      <number:minutes number:style="long"/>
      <number:text>:</number:text>
      <number:seconds number:style="long" number:decimal-places="1"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5">
      <number:month/>
      <number:text>/</number:text>
      <number:day/>
      <number:text>/</number:text>
      <number:year number:style="long"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5">
      <number:month number:textual="true"/>
      <number:text>-</number:text>
      <number:year/>
    </number:date-style>
    <number:currency-style style:name="N11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currency-style style:name="N14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14">
      <number:hours/>
      <number:text>:</number:text>
      <number:minutes number:style="long"/>
      <number:text>:</number:text>
      <number:seconds number:style="long"/>
    </number:time-style>
    <number:currency-style style:name="N1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3P0"/>
    </number:currency-style>
    <number:time-style style:name="N112">
      <number:hours/>
      <number:text>:</number:text>
      <number:minutes number:style="long"/>
      <number:text> </number:text>
      <number:am-pm/>
    </number:time-style>
    <number:currency-style style:name="N11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1P0"/>
    </number:currency-style>
    <number:time-style style:name="N138">
      <number:minutes number:style="long"/>
      <number:text>:</number:text>
      <number:seconds number:style="long"/>
    </number:tim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0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3T09:35:17.613804331</dc:date>
    <meta:generator>LibreOffice/7.3.7.2$Linux_X86_64 LibreOffice_project/30$Build-2</meta:generator>
    <meta:editing-duration>PT4H21M29S</meta:editing-duration>
    <meta:editing-cycles>19</meta:editing-cycles>
    <meta:document-statistic meta:table-count="1" meta:cell-count="203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987cm" svg:y="1.824cm" svg:width="12.59cm" svg:height="6.56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57">
                <text:p>57</text:p>
                <draw:g>
                  <svg:desc>Sheet1.C5:Sheet1.C25</svg:desc>
                </draw:g>
              </table:table-cell>
              <table:table-cell office:value-type="float" office:value="57">
                <text:p>57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4.15">
                <text:p>54.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.3">
                <text:p>51.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8.45">
                <text:p>48.4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.6">
                <text:p>45.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2.75">
                <text:p>42.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.9">
                <text:p>39.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7.05">
                <text:p>37.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2">
                <text:p>34.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1.35">
                <text:p>31.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8.5">
                <text:p>28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.65">
                <text:p>25.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8">
                <text:p>22.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.95">
                <text:p>19.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.1">
                <text:p>17.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.25">
                <text:p>14.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.4">
                <text:p>11.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54999999999998">
                <text:p>8.54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69999999999998">
                <text:p>5.6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0000000000001865175">
                <text:p>-0.000000000000018651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